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Liberation Serif2" svg:font-family="'Liberation Serif', 'Times New Roman', serif"/>
    <style:font-face style:name="OpenSymbol" svg:font-family="OpenSymbol, 'Arial Unicode MS'"/>
    <style:font-face style:name="Symbol" svg:font-family="Symbol"/>
    <style:font-face style:name="FreeSans2" svg:font-family="FreeSans" style:font-family-generic="swiss"/>
    <style:font-face style:name="Abyssinica SIL" svg:font-family="'Abyssinica SIL'" style:font-pitch="variable"/>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d27ad"/>
    </style:style>
    <style:style style:name="P2" style:family="paragraph" style:parent-style-name="Standard">
      <style:paragraph-properties fo:text-align="justify" style:justify-single-word="false"/>
      <style:text-properties style:font-name="Liberation Serif" fo:font-size="12pt" fo:font-weight="bold" officeooo:paragraph-rsid="001d27ad" style:font-size-asian="12pt" style:font-weight-asian="bold" style:font-name-complex="Abyssinica SIL" style:font-size-complex="12pt" style:font-weight-complex="bold"/>
    </style:style>
    <style:style style:name="P3" style:family="paragraph" style:parent-style-name="Standard">
      <style:paragraph-properties fo:text-align="justify" style:justify-single-word="false"/>
      <style:text-properties style:font-name="Liberation Serif" fo:font-size="12pt" fo:font-weight="bold" officeooo:paragraph-rsid="001e8716" style:font-size-asian="12pt" style:font-weight-asian="bold" style:font-name-complex="Abyssinica SIL" style:font-size-complex="12pt" style:font-weight-complex="bold"/>
    </style:style>
    <style:style style:name="P4" style:family="paragraph" style:parent-style-name="Standard">
      <style:paragraph-properties fo:text-align="justify" style:justify-single-word="false"/>
      <style:text-properties style:font-name="Liberation Serif" fo:font-size="12pt" fo:font-weight="bold" officeooo:rsid="001d27ad" officeooo:paragraph-rsid="001d27ad" style:font-size-asian="12pt" style:font-weight-asian="bold" style:font-name-complex="Abyssinica SIL" style:font-size-complex="12pt" style:font-weight-complex="bold"/>
    </style:style>
    <style:style style:name="P5" style:family="paragraph" style:parent-style-name="Standard">
      <style:paragraph-properties fo:text-align="justify" style:justify-single-word="false"/>
      <style:text-properties style:font-name="Liberation Serif" fo:font-size="12pt" fo:font-weight="bold" officeooo:rsid="001d27ad" officeooo:paragraph-rsid="001e8716" style:font-size-asian="12pt" style:font-weight-asian="bold" style:font-name-complex="Abyssinica SIL" style:font-size-complex="12pt" style:font-weight-complex="bold"/>
    </style:style>
    <style:style style:name="P6" style:family="paragraph" style:parent-style-name="Standard">
      <style:paragraph-properties fo:text-align="justify" style:justify-single-word="false"/>
      <style:text-properties style:font-name="Liberation Serif" fo:font-size="12pt" fo:font-weight="normal" officeooo:paragraph-rsid="001d27ad" style:font-size-asian="12pt" style:font-weight-asian="normal" style:font-name-complex="Abyssinica SI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paragraph-rsid="001d27ad" style:font-name-asian="Abyssinica SIL" style:font-size-asian="12pt" style:font-weight-asian="normal" style:font-name-complex="Abyssinica SIL" style:font-size-complex="12pt" style:font-weight-complex="normal"/>
    </style:style>
    <style:style style:name="P8" style:family="paragraph" style:parent-style-name="Standard">
      <style:paragraph-properties fo:text-align="justify" style:justify-single-word="false"/>
      <style:text-properties style:font-name="Liberation Serif" fo:font-size="12pt" officeooo:paragraph-rsid="001d27ad" style:font-size-asian="12pt" style:font-size-complex="12pt"/>
    </style:style>
    <style:style style:name="P9" style:family="paragraph" style:parent-style-name="Standard">
      <style:paragraph-properties fo:text-align="justify" style:justify-single-word="false"/>
      <style:text-properties style:font-name="Liberation Serif" fo:font-size="12pt" officeooo:paragraph-rsid="001e8716"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paragraph-rsid="001d27ad" style:font-size-asian="12pt" style:font-name-complex="Abyssinica SIL" style:font-size-complex="12pt"/>
    </style:style>
    <style:style style:name="P11" style:family="paragraph" style:parent-style-name="Standard">
      <style:paragraph-properties fo:text-align="justify" style:justify-single-word="false"/>
      <style:text-properties style:font-name="Liberation Serif" fo:font-size="12pt" officeooo:paragraph-rsid="001e8716" style:font-size-asian="12pt" style:font-name-complex="Abyssinica SIL" style:font-size-complex="12pt"/>
    </style:style>
    <style:style style:name="P12"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1d27ad" style:font-size-asian="12pt" style:font-size-complex="12pt"/>
    </style:style>
    <style:style style:name="P13" style:family="paragraph" style:parent-style-name="Standard">
      <style:paragraph-properties fo:margin-top="0.494cm" fo:margin-bottom="0.247cm" loext:contextual-spacing="false" style:writing-mode="lr-tb"/>
      <style:text-properties fo:color="#000000" style:font-name="Liberation Serif" fo:font-size="12pt" fo:background-color="#ffffff" style:font-size-asian="12pt" style:font-size-complex="12pt"/>
    </style:style>
    <style:style style:name="P14" style:family="paragraph" style:parent-style-name="Standard">
      <style:paragraph-properties fo:margin-top="0.494cm" fo:margin-bottom="0.247cm" loext:contextual-spacing="false" style:writing-mode="lr-tb"/>
      <style:text-properties fo:color="#000000" style:font-name="Liberation Serif" fo:font-size="12pt" fo:font-weight="normal" fo:background-color="#ffffff" style:font-size-asian="12pt" style:font-size-complex="12pt"/>
    </style:style>
    <style:style style:name="P15" style:family="paragraph" style:parent-style-name="Text_20_body">
      <style:paragraph-properties fo:text-align="justify" style:justify-single-word="false"/>
      <style:text-properties style:font-name="Liberation Serif" fo:font-size="12pt" fo:font-weight="normal" officeooo:paragraph-rsid="001d27ad" style:font-size-asian="12pt" style:font-weight-asian="normal" style:font-name-complex="Abyssinica SIL" style:font-size-complex="12pt" style:font-weight-complex="normal"/>
    </style:style>
    <style:style style:name="P16" style:family="paragraph" style:parent-style-name="Text_20_body">
      <style:paragraph-properties fo:margin-left="1.247cm" fo:margin-right="0cm" fo:margin-top="0cm" fo:margin-bottom="0cm" loext:contextual-spacing="false" fo:text-indent="0cm" style:auto-text-indent="false"/>
      <style:text-properties style:font-name="Liberation Serif" fo:font-size="12pt" fo:font-weight="normal" officeooo:paragraph-rsid="001d27ad" style:font-size-asian="12pt" style:font-weight-asian="normal" style:font-name-complex="Abyssinica SIL" style:font-size-complex="12pt" style:font-weight-complex="normal"/>
    </style:style>
    <style:style style:name="P17" style:family="paragraph" style:parent-style-name="Text_20_body" style:list-style-name="WW8Num2">
      <style:text-properties officeooo:paragraph-rsid="001d27ad"/>
    </style:style>
    <style:style style:name="P18" style:family="paragraph" style:parent-style-name="Text_20_body" style:list-style-name="WW8Num1">
      <style:paragraph-properties fo:margin-left="1.247cm" fo:margin-right="0cm" fo:margin-top="0cm" fo:margin-bottom="0cm" loext:contextual-spacing="false" fo:text-indent="-0.499cm" style:auto-text-indent="false">
        <style:tab-stops>
          <style:tab-stop style:position="1.247cm"/>
        </style:tab-stops>
      </style:paragraph-properties>
      <style:text-properties style:font-name="Liberation Serif" fo:font-size="12pt" officeooo:paragraph-rsid="001d27ad" style:font-size-asian="12pt" style:font-name-complex="Abyssinica SIL" style:font-size-complex="12pt"/>
    </style:style>
    <style:style style:name="P19" style:family="paragraph" style:parent-style-name="Text_20_body" style:list-style-name="WW8Num1">
      <style:paragraph-properties fo:margin-left="1.247cm" fo:margin-right="0cm" fo:margin-top="0cm" fo:margin-bottom="0cm" loext:contextual-spacing="false" fo:text-indent="-0.499cm" style:auto-text-indent="false">
        <style:tab-stops>
          <style:tab-stop style:position="1.247cm"/>
        </style:tab-stops>
      </style:paragraph-properties>
      <style:text-properties style:font-name="Liberation Serif" fo:font-size="12pt" fo:font-weight="normal" officeooo:paragraph-rsid="001d27ad" style:font-size-asian="12pt" style:font-weight-asian="normal" style:font-name-complex="Abyssinica SIL" style:font-size-complex="12pt" style:font-weight-complex="normal"/>
    </style:style>
    <style:style style:name="P20" style:family="paragraph" style:parent-style-name="Heading_20_3">
      <style:paragraph-properties fo:line-height="100%" fo:text-align="justify" style:justify-single-word="false"/>
      <style:text-properties fo:color="#000000" style:font-name="Liberation Serif" fo:font-size="12pt" officeooo:paragraph-rsid="001d27ad" style:font-size-asian="12pt" style:font-size-complex="12pt"/>
    </style:style>
    <style:style style:name="P21" style:family="paragraph" style:parent-style-name="Heading_20_3" style:list-style-name="">
      <style:paragraph-properties fo:margin-left="2.54cm" fo:margin-right="0cm" fo:text-align="justify" style:justify-single-word="false" fo:text-indent="0cm" style:auto-text-indent="false"/>
      <style:text-properties style:font-name="Liberation Serif" fo:font-size="12pt" officeooo:paragraph-rsid="001d27ad" style:font-size-asian="12pt" style:font-size-complex="12pt"/>
    </style:style>
    <style:style style:name="P22" style:family="paragraph" style:parent-style-name="Standard" style:list-style-name="WW8Num2">
      <style:paragraph-properties fo:text-align="justify" style:justify-single-word="false"/>
      <style:text-properties fo:color="#000000" style:font-name="Liberation Serif" fo:font-size="12pt" officeooo:paragraph-rsid="001d27ad" style:font-size-asian="12pt" style:font-size-complex="12pt"/>
    </style:style>
    <style:style style:name="P23" style:family="paragraph" style:parent-style-name="Standard" style:list-style-name="WW8Num2">
      <style:paragraph-properties fo:text-align="justify" style:justify-single-word="false"/>
      <style:text-properties officeooo:paragraph-rsid="001d27ad"/>
    </style:style>
    <style:style style:name="P24" style:family="paragraph" style:parent-style-name="Standard">
      <style:paragraph-properties fo:margin-top="0.494cm" fo:margin-bottom="0.247cm" loext:contextual-spacing="false" style:writing-mode="lr-tb"/>
      <style:text-properties fo:color="#000000" style:font-name="Liberation Serif" fo:font-size="12pt" fo:background-color="#ffffff" style:font-size-asian="12pt" style:font-size-complex="12pt"/>
    </style:style>
    <style:style style:name="T1" style:family="text">
      <style:text-properties fo:color="#000000" fo:font-weight="bold" fo:background-color="#ffffff" loext:char-shading-value="0" style:font-weight-asian="bold" style:font-weight-complex="bold"/>
    </style:style>
    <style:style style:name="T2" style:family="text">
      <style:text-properties fo:color="#000000" fo:background-color="#ffffff" loext:char-shading-value="0"/>
    </style:style>
    <style:style style:name="T3" style:family="text">
      <style:text-properties fo:color="#000000" style:font-name="Liberation Serif" fo:font-size="12pt" style:text-underline-style="none" fo:font-weight="normal" style:font-size-asian="12pt" style:font-weight-asian="normal" style:font-name-complex="Abyssinica SIL" style:font-size-complex="12pt" style:font-weight-complex="normal"/>
    </style:style>
    <style:style style:name="T4" style:family="text">
      <style:text-properties fo:color="#000000" style:font-name="Liberation Serif" fo:font-size="12pt" style:text-underline-style="none" fo:font-weight="bold" style:font-size-asian="12pt" style:font-weight-asian="bold" style:font-name-complex="Abyssinica SIL" style:font-size-complex="12pt" style:font-weight-complex="bold"/>
    </style:style>
    <style:style style:name="T5" style:family="text">
      <style:text-properties fo:color="#000000" style:font-name="Liberation Serif" fo:font-size="12pt" fo:font-weight="bold" style:font-size-asian="12pt" style:font-weight-asian="bold" style:font-name-complex="Abyssinica SIL" style:font-size-complex="12pt" style:font-weight-complex="bold"/>
    </style:style>
    <style:style style:name="T6" style:family="text">
      <style:text-properties fo:color="#000000" style:font-name="Liberation Serif" fo:font-size="12pt" style:font-size-asian="12pt" style:font-name-complex="Abyssinica SIL" style:font-size-complex="12pt"/>
    </style:style>
    <style:style style:name="T7" style:family="text">
      <style:text-properties fo:font-weight="normal" style:font-weight-asian="normal" style:font-weight-complex="normal"/>
    </style:style>
    <style:style style:name="T8" style:family="text">
      <style:text-properties fo:font-weight="normal" style:font-weight-asian="normal" style:font-name-complex="Abyssinica SIL" style:font-weight-complex="normal"/>
    </style:style>
    <style:style style:name="T9" style:family="text">
      <style:text-properties fo:font-weight="bold" style:font-weight-asian="bold" style:font-weight-complex="bold"/>
    </style:style>
    <style:style style:name="T10" style:family="text">
      <style:text-properties fo:font-weight="bold" style:font-weight-asian="bold" style:font-name-complex="Abyssinica SIL" style:font-weight-complex="bold"/>
    </style:style>
    <style:style style:name="T11" style:family="text">
      <style:text-properties fo:font-weight="bold" officeooo:rsid="001d27ad" style:font-weight-asian="bold" style:font-name-complex="Abyssinica SIL" style:font-weight-complex="bold"/>
    </style:style>
    <style:style style:name="T12" style:family="text">
      <style:text-properties fo:font-weight="bold" style:font-weight-asian="bold" style:font-name-complex="Abyssinica SIL" style:font-weight-complex="normal"/>
    </style:style>
    <style:style style:name="T13" style:family="text">
      <style:text-properties style:font-name-complex="Abyssinica SIL"/>
    </style:style>
    <style:style style:name="T14" style:family="text">
      <style:text-properties fo:font-style="normal" fo:font-weight="normal" style:font-style-asian="normal" style:font-weight-asian="normal" style:font-name-complex="Abyssinica SIL" style:font-style-complex="normal" style:font-weight-complex="normal"/>
    </style:style>
    <style:style style:name="T15" style:family="text">
      <style:text-properties style:font-name="Liberation Serif" fo:font-size="12pt" fo:font-weight="normal" style:font-size-asian="12pt" style:font-weight-asian="normal" style:font-name-complex="Abyssinica SIL" style:font-size-complex="12pt" style:font-weight-complex="normal"/>
    </style:style>
    <style:style style:name="T16" style:family="text">
      <style:text-properties style:font-name="Liberation Serif" fo:font-size="12pt" style:text-underline-style="none" fo:font-weight="normal" style:font-size-asian="12pt" style:font-weight-asian="normal" style:font-name-complex="Abyssinica SIL" style:font-size-complex="12pt" style:font-weight-complex="normal"/>
    </style:style>
    <style:style style:name="T17" style:family="text">
      <style:text-properties style:font-name="Liberation Serif" fo:font-size="12pt" style:font-size-asian="12pt" style:font-name-complex="Abyssinica SIL" style:font-size-complex="12pt"/>
    </style:style>
    <style:style style:name="T18" style:family="text">
      <style:text-properties style:font-name="Liberation Serif" fo:font-size="12pt" fo:font-style="normal" style:font-size-asian="12pt" style:font-style-asian="normal" style:font-name-complex="Abyssinica SIL" style:font-size-complex="12pt" style:font-style-complex="normal"/>
    </style:style>
    <style:style style:name="T19" style:family="text">
      <style:text-properties style:text-underline-style="none" fo:font-weight="bold" officeooo:rsid="001e8716" style:font-weight-asian="bold" style:font-name-complex="Abyssinica SIL" style:font-weight-complex="bold"/>
    </style:style>
    <style:style style:name="T20" style:family="text">
      <style:text-properties style:text-underline-style="none" fo:font-weight="normal" style:font-weight-asian="normal" style:font-name-complex="Abyssinica SIL" style:font-weight-complex="normal"/>
    </style:style>
    <style:style style:name="T21" style:family="text">
      <style:text-properties officeooo:rsid="002041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What qualities should a good Agile tester have?</text:p>
      <text:p text:style-name="P2"/>
      <text:p text:style-name="P8"><text:span text:style-name="T10">Ans: </text:span>Testing in an agile environment is different that the traditional methodologies such as waterfall. Agile is an iterative model of delivery which requires continuous collaboration between the team members, providing quick feedback and be able to self-manage.</text:p>
      <text:p text:style-name="P15">A good agile tester with sound technical knowledge should be able to:</text:p>
      <text:list xml:id="list9213903237909781872" text:style-name="WW8Num1">
        <text:list-item>
          <text:p text:style-name="P19">Execute tests on a continuous and regular basis.</text:p>
        </text:list-item>
        <text:list-item>
          <text:p text:style-name="P19">Choose the right set of tools to help make the testing easy and quick.</text:p>
        </text:list-item>
        <text:list-item>
          <text:p text:style-name="P19">Utilize the facilities of different testing tools to help with manual testing.</text:p>
        </text:list-item>
        <text:list-item>
          <text:p text:style-name="P19">Minimize the execution time for the automated tests in order to obtain quick feedback.</text:p>
        </text:list-item>
        <text:list-item>
          <text:p text:style-name="P19">Determine and advise which tests should be automated at which layer.</text:p>
        </text:list-item>
        <text:list-item>
          <text:p text:style-name="P19">Provide valuable metrics to the business.</text:p>
        </text:list-item>
        <text:list-item>
          <text:p text:style-name="P19">Help the developers in writing automated tests and analyze the results of the automated tests.</text:p>
        </text:list-item>
        <text:list-item>
          <text:p text:style-name="P19">Well versed in Agile methodologies</text:p>
        </text:list-item>
        <text:list-item>
          <text:p text:style-name="P19">need to have good understanding and knowledge of the domain application.</text:p>
        </text:list-item>
        <text:list-item>
          <text:p text:style-name="P18">Eager to learn and improve his testing skills.</text:p>
        </text:list-item>
      </text:list>
      <text:p text:style-name="P16"/>
      <text:p text:style-name="P2">2. What is Test Driven Development (TDD) and how much does it help add business value?</text:p>
      <text:p text:style-name="P2"/>
      <text:p text:style-name="P2">Ans:</text:p>
      <text:p text:style-name="P1"><text:span text:style-name="T15">T</text:span><text:span text:style-name="T16">est-driven development (TDD) is a </text:span><text:a xlink:type="simple" xlink:href="https://en.wikipedia.org/wiki/Software_development_process" text:style-name="Internet_20_link" text:visited-style-name="Visited_20_Internet_20_Link"><text:span text:style-name="Internet_20_link"><text:span text:style-name="T3">software development process</text:span></text:span></text:a><text:span text:style-name="T16"> that relies on the repetition of a very short development cycle: requirements are turned into very specific </text:span><text:a xlink:type="simple" xlink:href="https://en.wikipedia.org/wiki/Test_case" text:style-name="Internet_20_link" text:visited-style-name="Visited_20_Internet_20_Link"><text:span text:style-name="Internet_20_link"><text:span text:style-name="T3">test cases</text:span></text:span></text:a><text:span text:style-name="T16">, then the software is im</text:span><text:span text:style-name="T15">proved to pass only the new tests.</text:span></text:p>
      <text:p text:style-name="P8"><text:span text:style-name="T8">In TDD, each new feature begins with a test case. A test is written to define or improve a function. TDD makes the developer focus on the requirements </text:span><text:span text:style-name="T14">before</text:span><text:span text:style-name="T8"> writing the code to write more robut tests.</text:span></text:p>
      <text:p text:style-name="P10"/>
      <text:p text:style-name="P6">As was duscussed before, each new feature is added based on the tests. This makes the developer to write code to pass the test. This results is a more robust code, that is error and bug free. Releasing softwares with very little to no bugs can have huge plus points to a business and significantly increase their value in the market. </text:p>
      <text:p text:style-name="P7"><text:s/></text:p>
      <text:p text:style-name="P2">3. What is CI? What is the effect of CI in schedule?</text:p>
      <text:p text:style-name="P2"/>
      <text:p text:style-name="P2">Ans:</text:p>
      <text:p text:style-name="P6">Continuous Integration (CI) is a development practice that requires developers to integrate code into a shared repository several times a day. Each check-in is then verified by an automated build, allowing teams to detect problems early.</text:p>
      <text:p text:style-name="P6"/>
      <text:p text:style-name="P6"><text:span text:style-name="T21">Mostly </text:span>the schedule of the releases are planned on a fixed date. But more than often it is noticed that the coding phase of a project falls awfully close to the release dates. All though the coding is done before the relase date, it still hasn’t been tested. Releasing un-tested code to the customer can have huge repurcussions. </text:p>
      <text:p text:style-name="P6">With CI, coding and testing phase can be completed well before the release date. Even though not as many features can be added, this makes sure that more robust product increments are released to the customer. It avoids last-minute chaos at release dates. It allows for early warnings of broken code and conflicting changes. Any changes are also met with immediate testing. </text:p>
      <text:p text:style-name="P2"/>
      <text:p text:style-name="P2"><text:soft-page-break/>4. What is configuration management?</text:p>
      <text:p text:style-name="P2"/>
      <text:p text:style-name="P2">Ans:</text:p>
      <text:p text:style-name="P8"><text:span text:style-name="T12">Configuration management</text:span><text:span text:style-name="T8"> (CM) is a systems engineering process for establishing and maintaining consistency of a product's performance, functional, and physical attributes with its requirements, design, and operational information throughout its life. It is the </text:span><text:span text:style-name="T13">best solution to handling changes in software projects. It identifies the functional and physical attributes of software at various points in time, and performs systematic control of changes to the identified attributes for the purpose of maintaining software integrity and traceability throughout the software development life cycle.</text:span></text:p>
      <text:p text:style-name="P6"/>
      <text:p text:style-name="P2">a. Name some sample tools available for version control? </text:p>
      <text:p text:style-name="P2"/>
      <text:p text:style-name="P2">Ans:</text:p>
      <text:p text:style-name="P2"/>
      <text:list xml:id="list640128180189728216" text:style-name="WW8Num2">
        <text:list-item>
          <text:p text:style-name="P22"><text:span text:style-name="T19">CVS</text:span><text:span text:style-name="T20"> </text:span><text:span text:style-name="T8">is the grandfather of revision control systems. It was first released in 1986, and Google Code still hosts the original Usenet post announcing CVS.</text:span></text:p>
        </text:list-item>
      </text:list>
      <text:p text:style-name="P12"/>
      <text:list xml:id="list155648336514005" text:continue-numbering="true" text:style-name="WW8Num2">
        <text:list-item>
          <text:p text:style-name="P23"><text:span text:style-name="T4">Subversion (SVN) </text:span><text:span text:style-name="T17">is probably the version control system with the widest adoption. Most open-source projects use Subversion as a repository because other larger projects, such as SourceForge, Apache, Python, Ruby and </text:span><text:span text:style-name="Emphasis"><text:span text:style-name="T18">many</text:span></text:span><text:span text:style-name="T17"> others, use it as well.</text:span></text:p>
        </text:list-item>
      </text:list>
      <text:h text:style-name="P21" text:outline-level="3"/>
      <text:h text:style-name="P20" text:outline-level="3"><text:span text:style-name="T10">Git</text:span><text:span text:style-name="T8"> is the new fast-rising star of version control systems. Initially developed by Linux kernel creator Linus Torvalds, Git has recently taken the Web development community by storm.</text:span></text:h>
      <text:list xml:id="list155648982674516" text:continue-numbering="true" text:style-name="WW8Num2">
        <text:list-item>
          <text:p text:style-name="P17"><text:span text:style-name="T5">Mercurial</text:span><text:span text:style-name="T6"> is another </text:span><text:span text:style-name="Strong_20_Emphasis"><text:span text:style-name="T6">open-source distributed version control system</text:span></text:span><text:span text:style-name="T6">, like Git. Mercur</text:span><text:span text:style-name="T17">ial was designed for larger projects, most likely outside the scope of designers and independent Web developers.</text:span></text:p>
        </text:list-item>
      </text:list>
      <text:p text:style-name="P2">b. How does version control help in agile projects?</text:p>
      <text:p text:style-name="P2"/>
      <text:p text:style-name="P2">Ans:</text:p>
      <text:p text:style-name="P4"><text:span text:style-name="T7">In agile projects, it is possible that several teams work on the same modules of a project. This could lead to code integration hell without proper communication among the teams. Version control can be used to avoid this problem. There will always be <text:s/>a clean, releasable version at the end of each iteration with the help of Version Control</text:span>. <text:s/></text:p>
      <text:p text:style-name="P4"/>
      <text:p text:style-name="P3">5. Describe Automated Testing vs Deployment Automation</text:p>
      <text:p text:style-name="P11"/>
      <text:p text:style-name="P9"><text:span text:style-name="T11">Ans:</text:span><text:span text:style-name="T1">Automated Testing- </text:span><text:span text:style-name="T2">Here interaction between multiple components are teated to ensure component dependencies don’t break and Automated testing also ensure the systems meets business needs. automated testing involves,</text:span></text:p>
      <text:p text:style-name="P13">Unit tests: Testing of smallest possible piece of code that can operate in isolation</text:p>
      <text:p text:style-name="P13">Integration tests: Testing interaction between multiple components</text:p>
      <text:p text:style-name="P13">Acceptance tests: Testing complete segments of a system to ensure it meets the business needs</text:p>
      <text:p text:style-name="P14"><text:soft-page-break/><text:span text:style-name="T9">Deployment Automation</text:span>- It is the Push button deployment capabilities, it deduces complexity by using standardized script, reduces risk by re-running same script,reduces cost by speeding up deployment and frees up resources to focus on new featur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Liberation Serif2" svg:font-family="'Liberation Serif', 'Times New Roman', serif"/>
    <style:font-face style:name="OpenSymbol" svg:font-family="OpenSymbol, 'Arial Unicode MS'"/>
    <style:font-face style:name="Symbol" svg:font-family="Symbol"/>
    <style:font-face style:name="FreeSans2" svg:font-family="FreeSans" style:font-family-generic="swiss"/>
    <style:font-face style:name="Abyssinica SIL" svg:font-family="'Abyssinica SIL'" style:font-pitch="variable"/>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Times New Roman'" style:font-family-generic="roman" style:font-pitch="variable" fo:font-size="14pt" fo:font-weight="bold" style:font-name-asian="Noto Sans CJK SC Regular1" style:font-family-asian="'Noto Sans CJK SC Regular'" style:font-pitch-asian="variable" style:font-size-asian="14pt" style:font-weight-asian="bold" style:font-name-complex="FreeSans1" style:font-family-complex="FreeSans" style:font-pitch-complex="variable" style:font-size-complex="14pt" style:font-weight-complex="bold"/>
    </style:style>
    <style:style style:name="WW8Num1z0" style:family="text">
      <style:text-properties style:font-name="Symbol" fo:font-family="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fo:font-family="Symbol" fo:font-size="12pt" style:font-size-asian="12pt" style:font-name-complex="OpenSymbol1" style:font-family-complex="OpenSymbol, 'Arial Unicode MS'" style:font-charset-complex="x-symbol" style:font-size-complex="12pt"/>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4:35:33.590569609</meta:creation-date>
    <dc:date>2016-08-26T15:56:40.323118017</dc:date>
    <meta:editing-duration>PT9M11S</meta:editing-duration>
    <meta:editing-cycles>4</meta:editing-cycles>
    <meta:generator>LibreOffice/5.1.4.2$Linux_X86_64 LibreOffice_project/10m0$Build-2</meta:generator>
    <meta:document-statistic meta:table-count="0" meta:image-count="0" meta:object-count="0" meta:page-count="3" meta:paragraph-count="42" meta:word-count="888" meta:character-count="5527" meta:non-whitespace-character-count="4685"/>
  </office:meta>
</office:document-meta>
</file>